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7" draw:layer="layout" svg:width="4.751cm" svg:height="18.382cm" svg:x="7.812cm" svg:y="2.0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9.086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693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1.811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6.219cm" svg:y="1.2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7.861cm" svg:x="6.219cm" svg:y="2.0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5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5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5">result_store_status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8.319cm" svg:y="3.667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6.137cm" svg:y="2.802cm">
          <text:p/>
        </draw:circle>
        <draw:rect draw:style-name="gr1" draw:text-style-name="P2" xml:id="id61" draw:id="id61" draw:layer="layout" svg:width="5.207cm" svg:height="0.869cm" svg:x="21.647cm" svg:y="2.432cm">
          <text:p text:style-name="P1"><text:span text:style-name="T1">Comparison Field</text:span></text:p>
        </draw:rect>
        <draw:rect draw:style-name="gr2" draw:text-style-name="P4" draw:layer="layout" svg:width="5.207cm" svg:height="2.518cm" svg:x="21.647cm" svg:y="3.2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6.116cm" svg:y="1.151cm">
          <text:p text:style-name="P1"><text:span text:style-name="T1">Comparison</text:span></text:p>
        </draw:rect>
        <draw:rect draw:style-name="gr2" draw:text-style-name="P4" draw:layer="layout" svg:width="4.572cm" svg:height="3.915cm" svg:x="16.116cm" svg:y="1.9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6.532cm" svg:y="5.00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5.989cm" svg:y="3.187cm">
          <text:p/>
        </draw:circle>
        <draw:connector draw:style-name="gr3" draw:text-style-name="P1" draw:layer="layout" draw:type="curve" svg:x1="15.989cm" svg:y1="3.314cm" svg:x2="13.891cm" svg:y2="1.712cm" draw:start-shape="id58" draw:start-glue-point="3" draw:end-shape="id59" svg:d="m15989 3314c-1573 0-525-1602-2098-1602">
          <text:p/>
        </draw:connector>
        <draw:circle draw:style-name="gr5" draw:text-style-name="P1" xml:id="id60" draw:id="id60" draw:layer="layout" svg:width="0.254cm" svg:height="0.254cm" svg:x="20.307cm" svg:y="2.687cm">
          <text:p/>
        </draw:circle>
        <draw:connector draw:style-name="gr3" draw:text-style-name="P1" draw:layer="layout" draw:type="curve" svg:x1="20.561cm" svg:y1="2.814cm" svg:x2="21.647cm" svg:y2="2.866cm" draw:start-shape="id60" draw:start-glue-point="1" draw:end-shape="id61" draw:end-glue-point="3" svg:d="m20561 2814c814 0 272 52 1086 52">
          <text:p/>
        </draw:connector>
        <draw:rect draw:style-name="gr1" draw:text-style-name="P2" xml:id="id63" draw:id="id63" draw:layer="layout" svg:width="2.794cm" svg:height="0.869cm" svg:x="1.365cm" svg:y="2.479cm">
          <text:p text:style-name="P1"><text:span text:style-name="T1">Test Section</text:span></text:p>
        </draw:rect>
        <draw:connector draw:style-name="gr3" draw:text-style-name="P1" draw:layer="layout" draw:type="curve" svg:x1="6.137cm" svg:y1="2.929cm" svg:x2="4.159cm" svg:y2="2.913cm" draw:start-shape="id62" draw:start-glue-point="3" draw:end-shape="id63" svg:d="m6137 2929c-1483 0-495-16-1978-16">
          <text:p/>
        </draw:connector>
        <draw:rect draw:style-name="gr1" draw:text-style-name="P2" xml:id="id67" draw:id="id67" draw:layer="layout" svg:width="5.207cm" svg:height="0.869cm" svg:x="21.633cm" svg:y="7.857cm">
          <text:p text:style-name="P1"><text:span text:style-name="T1">Assertion Field</text:span></text:p>
        </draw:rect>
        <draw:rect draw:style-name="gr2" draw:text-style-name="P4" draw:layer="layout" svg:width="5.207cm" svg:height="2.518cm" svg:x="21.633cm" svg:y="8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6.102cm" svg:y="6.576cm">
          <text:p text:style-name="P1"><text:span text:style-name="T1">Assertion</text:span></text:p>
        </draw:rect>
        <draw:rect draw:style-name="gr2" draw:text-style-name="P4" draw:layer="layout" svg:width="4.54cm" svg:height="3.915cm" svg:x="16.102cm" svg:y="7.3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assertion_result</text:span></text:p>
          <text:p text:style-name="P3"><text:span text:style-name="T2">location_path</text:span></text:p>
          <text:p text:style-name="P3"><text:span text:style-name="T2"/></text:p>
        </draw:rect>
        <draw:rect draw:style-name="gr4" draw:text-style-name="P5" draw:layer="layout" svg:width="3.108cm" svg:height="0.97cm" svg:x="16.451cm" svg:y="9.9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4" draw:id="id64" draw:layer="layout" svg:width="0.254cm" svg:height="0.254cm" svg:x="15.975cm" svg:y="8.612cm">
          <text:p/>
        </draw:circle>
        <draw:connector draw:style-name="gr3" draw:text-style-name="P1" draw:layer="layout" draw:type="curve" svg:x1="15.975cm" svg:y1="8.739cm" svg:x2="13.891cm" svg:y2="10.992cm" draw:start-shape="id64" draw:start-glue-point="3" draw:end-shape="id65" svg:d="m15975 8739c-1563 0-521 2253-2084 2253">
          <text:p/>
        </draw:connector>
        <draw:circle draw:style-name="gr5" draw:text-style-name="P1" xml:id="id66" draw:id="id66" draw:layer="layout" svg:width="0.254cm" svg:height="0.254cm" svg:x="20.293cm" svg:y="8.112cm">
          <text:p/>
        </draw:circle>
        <draw:connector draw:style-name="gr3" draw:text-style-name="P1" draw:layer="layout" draw:type="curve" svg:x1="20.547cm" svg:y1="8.239cm" svg:x2="21.633cm" svg:y2="8.291cm" draw:start-shape="id66" draw:start-glue-point="1" draw:end-shape="id67" draw:end-glue-point="3" svg:d="m20547 8239c814 0 272 52 1086 52">
          <text:p/>
        </draw:connector>
        <draw:rect draw:style-name="gr4" draw:text-style-name="P5" draw:layer="layout" svg:width="1.651cm" svg:height="0.508cm" svg:x="9.693cm" svg:y="14.613cm">
          <text:p text:style-name="P3"><text:span text:style-name="T3">PASS, FAIL</text:span></text:p>
        </draw:rect>
        <draw:rect draw:style-name="gr4" draw:text-style-name="P5" draw:layer="layout" svg:width="3.048cm" svg:height="0.508cm" svg:x="10.271cm" svg:y="17.383cm">
          <text:p text:style-name="P3"><text:span text:style-name="T3">a-r, a-nr, na-r, na-nr</text:span></text:p>
        </draw:rect>
      </draw:page>
      <draw:page draw:name="page6" draw:style-name="dp1" draw:master-page-name="Default">
        <draw:rect draw:style-name="gr2" draw:text-style-name="P7" draw:layer="layout" svg:width="6.223cm" svg:height="16.764cm" svg:x="4.937cm" svg:y="3.667cm">
          <text:p text:style-name="P3"><text:span text:style-name="T4">pentagon_report_id</text:span></text:p>
          <text:p text:style-name="P3"><text:span text:style-name="T4">test_conducted_id</text:span></text:p>
          <text:p text:style-name="P3"><text:span text:style-name="T4">score_c</text:span></text:p>
          <text:p text:style-name="P3"><text:span text:style-name="T5">score_uf</text:span></text:p>
          <text:p text:style-name="P3"><text:span text:style-name="T5">score_uc</text:span></text:p>
          <text:p text:style-name="P3"><text:span text:style-name="T5">score_qf</text:span></text:p>
          <text:p text:style-name="P3"><text:span text:style-name="T5">score_qc</text:span></text:p>
          <text:p text:style-name="P3"><text:span text:style-name="T5">score</text:span><text:span text:style-name="T4">_c_ack_conform</text:span></text:p>
          <text:p text:style-name="P3"><text:span text:style-name="T5">score</text:span><text:span text:style-name="T4">_c_good_messages</text:span></text:p>
          <text:p text:style-name="P3"><text:span text:style-name="T5">score</text:span><text:span text:style-name="T4">_c_bad_messages</text:span></text:p>
          <text:p text:style-name="P3"><text:span text:style-name="T5">score</text:span><text:span text:style-name="T4">_c_good_data</text:span></text:p>
          <text:p text:style-name="P3"><text:span text:style-name="T5">score</text:span><text:span text:style-name="T4">_c_bad_data</text:span></text:p>
          <text:p text:style-name="P3"><text:span text:style-name="T4">score_uf_vxu_2014</text:span></text:p>
          <text:p text:style-name="P3"><text:span text:style-name="T4">score_uf_vxu_2015</text:span></text:p>
          <text:p text:style-name="P3"><text:span text:style-name="T5">score_uf_sensitive</text:span></text:p>
          <text:p text:style-name="P3"><text:span text:style-name="T5">score_uf_coded_values</text:span></text:p>
          <text:p text:style-name="P3"><text:span text:style-name="T5">score_uf_tolerant</text:span></text:p>
          <text:p text:style-name="P3"><text:span text:style-name="T5">score_uf_ehr_examples</text:span></text:p>
          <text:p text:style-name="P3"><text:span text:style-name="T5">score_uf_performance</text:span></text:p>
          <text:p text:style-name="P3"><text:span text:style-name="T5">score_qf_qbp_2015</text:span></text:p>
          <text:p text:style-name="P3"><text:span text:style-name="T5">score_qf_data_available</text:span></text:p>
          <text:p text:style-name="P3"><text:span text:style-name="T5">score_qf_deduplication</text:span></text:p>
          <text:p text:style-name="P3"><text:span text:style-name="T5">score_qf_forecaster</text:span></text:p>
          <text:p text:style-name="P3"><text:span text:style-name="T5">score_qf_performance</text:span></text:p>
          <text:p text:style-name="P3"><text:span text:style-name="T5">score_qf_minimum_query</text:span></text:p>
          <text:p text:style-name="P3"><text:span text:style-name="T5">score_uc_modifications</text:span></text:p>
          <text:p text:style-name="P3"><text:span text:style-name="T5">score_uc_conflicts</text:span></text:p>
          <text:p text:style-name="P3"><text:span text:style-name="T5">score_uc_constraints</text:span></text:p>
          <text:p text:style-name="P3"><text:span text:style-name="T5">score_uc_acks_conform</text:span></text:p>
          <text:p text:style-name="P3"><text:span text:style-name="T6">score_qc_responses_conform</text:span></text:p>
          <text:p text:style-name="P3"><text:span text:style-name="T6">score_qc_soap_conforms</text:span></text:p>
        </draw:rect>
        <draw:rect draw:style-name="gr1" draw:text-style-name="P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68" draw:id="id68" draw:layer="layout" svg:width="0.254cm" svg:height="0.254cm" svg:x="4.804cm" svg:y="4.301cm">
          <text:p/>
        </draw:circle>
        <draw:rect draw:style-name="gr1" draw:text-style-name="P2" xml:id="id69" draw:id="id69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68" draw:start-glue-point="3" draw:end-shape="id69" draw:end-glue-point="3" svg:d="m4804 4428c-751 0-865-2721 227-2721">
          <text:p/>
        </draw:connector>
      </draw:page>
      <draw:page draw:name="page7" draw:style-name="dp1" draw:master-page-name="Default">
        <draw:rect draw:style-name="gr2" draw:text-style-name="P7" xml:id="id71" draw:id="id71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6"/></text:p>
        </draw:rect>
        <draw:rect draw:style-name="gr1" draw:text-style-name="P2" xml:id="id73" draw:id="id73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70" draw:start-glue-point="3" draw:end-shape="id71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6">transport_wsdl_cdc_id</text:span></text:p>
          <text:p text:style-name="P3"><text:span text:style-name="T6">transport_analysis_id</text:span></text:p>
          <text:p text:style-name="P3"><text:span text:style-name="T7">transport_status</text:span></text:p>
          <text:p text:style-name="P3"><text:span text:style-name="T7">transport_notes</text:span></text:p>
          <text:p text:style-name="P3"><text:span text:style-name="T7">pass_eye_test</text:span></text:p>
          <text:p text:style-name="P3"><text:span text:style-name="T7">client_certificate</text:span></text:p>
          <text:p text:style-name="P3"><text:span text:style-name="T7">ct_supports</text:span></text:p>
          <text:p text:style-name="P3"><text:span text:style-name="T7">ct_conforms</text:span></text:p>
          <text:p text:style-name="P3"><text:span text:style-name="T7">ct_failure_reason</text:span></text:p>
          <text:p text:style-name="P3"><text:span text:style-name="T7">ssm_supports</text:span></text:p>
          <text:p text:style-name="P3"><text:span text:style-name="T7">ssm_conforms</text:span></text:p>
          <text:p text:style-name="P3"><text:span text:style-name="T7">ssm_failure_reason</text:span></text:p>
          <text:p text:style-name="P3"><text:span text:style-name="T7">sf_supports</text:span></text:p>
          <text:p text:style-name="P3"><text:span text:style-name="T7">sf_conforms</text:span></text:p>
          <text:p text:style-name="P3"><text:span text:style-name="T7">sf_failure_reason</text:span></text:p>
          <text:p text:style-name="P3"><text:span text:style-name="T7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6">transport_wsdl_other_id</text:span></text:p>
          <text:p text:style-name="P3"><text:span text:style-name="T7">transport_analysis_id</text:span></text:p>
          <text:p text:style-name="P3"><text:span text:style-name="T7">client_certificate</text:span></text:p>
          <text:p text:style-name="P3"><text:span text:style-name="T7">operation</text:span></text:p>
          <text:p text:style-name="P3"><text:span text:style-name="T7">username</text:span></text:p>
          <text:p text:style-name="P3"><text:span text:style-name="T7">password</text:span></text:p>
          <text:p text:style-name="P3"><text:span text:style-name="T7">facilityid</text:span></text:p>
          <text:p text:style-name="P3"><text:span text:style-name="T7">other_parameter</text:span></text:p>
          <text:p text:style-name="P3"><text:span text:style-name="T7">hl7_message</text:span></text:p>
          <text:p text:style-name="P3"><text:span text:style-name="T7">could_use_cdc_wsdl</text:span></text:p>
          <text:p text:style-name="P3"><text:span text:style-name="T7">findings_report</text:span></text:p>
          <text:p text:style-name="P3"><text:span text:style-name="T7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70" draw:id="id70" draw:layer="layout" svg:width="0.254cm" svg:height="0.254cm" svg:x="12.784cm" svg:y="12.049cm">
          <text:p/>
        </draw:circle>
        <draw:circle draw:style-name="gr5" draw:text-style-name="P1" xml:id="id72" draw:id="id72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72" draw:start-glue-point="3" draw:end-shape="id73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22T12:20:46.04</dc:date>
    <dc:creator>Nathan Bunker</dc:creator>
    <meta:editing-duration>P7DT21H24M40S</meta:editing-duration>
    <meta:editing-cycles>61</meta:editing-cycles>
    <meta:printed-by>Nathan Bunker</meta:printed-by>
    <meta:print-date>2014-06-19T14:05:00.83</meta:print-date>
    <meta:document-statistic meta:object-count="180"/>
  </office:meta>
</office:document-meta>
</file>